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d57" officeooo:paragraph-rsid="001a2d57"/>
    </style:style>
    <style:style style:name="P2" style:family="paragraph" style:parent-style-name="Standard">
      <style:text-properties fo:font-style="normal" officeooo:rsid="0036d330" officeooo:paragraph-rsid="001a2d5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 Francisco / Gold Camp</text:p>
      <text:p text:style-name="P1"/>
      <text:p text:style-name="P2">In the afternoon I visited the encampment of the gold-diggers in Hap^^y Valley, for the purpose of selecting a site on which to pitch my tent. On the following day I moved my luggage ashore, a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8T22:02:39.555792490</meta:creation-date>
    <dc:date>2026-05-08T22:03:00.641217042</dc:date>
    <meta:editing-duration>PT22S</meta:editing-duration>
    <meta:editing-cycles>1</meta:editing-cycles>
    <meta:document-statistic meta:table-count="0" meta:image-count="0" meta:object-count="0" meta:page-count="1" meta:paragraph-count="2" meta:word-count="41" meta:character-count="219" meta:non-whitespace-character-count="180"/>
    <meta:generator>LibreOffice/25.8.6.2$Linux_X86_64 LibreOffice_project/a46b460d1686bb49c718d2ef5f88b83ff2dc4981</meta:generator>
  </office:meta>
</office:document-meta>
</file>